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108d018" officeooo:paragraph-rsid="0108d018" style:font-size-asian="12pt" style:font-weight-asian="normal" style:font-size-complex="12pt" style:font-weight-complex="normal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10daa7a" officeooo:paragraph-rsid="010daa7a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24bec50" officeooo:paragraph-rsid="024bec50" style:font-size-asian="12pt" style:font-weight-asian="normal" style:font-size-complex="12pt" style:font-weight-complex="normal"/>
    </style:style>
    <style:style style:name="P4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10c7d35" officeooo:paragraph-rsid="010c7d35" style:font-size-asian="12pt" style:font-weight-asian="normal" style:font-size-complex="12pt" style:font-weight-complex="normal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10e7ca8" officeooo:paragraph-rsid="00f4a023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10ffcef" officeooo:paragraph-rsid="010ffcef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0f6932c" officeooo:paragraph-rsid="00f6932c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8815b6b" officeooo:paragraph-rsid="08815b6b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8815b6b" officeooo:paragraph-rsid="0881bdee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8867392" officeooo:paragraph-rsid="08867392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881bdee" officeooo:paragraph-rsid="0881bdee" style:font-name-asian="Courier New" style:font-size-asian="12pt" style:font-weight-asian="normal" style:font-name-complex="Liberation Mono" style:font-size-complex="12pt" style:font-weight-complex="normal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10daa7a" officeooo:paragraph-rsid="010daa7a" style:font-size-asian="12pt" style:font-weight-asian="bold" style:font-size-complex="12pt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style:font-name="Liberation Serif" fo:font-size="18pt" fo:font-weight="bold" officeooo:rsid="070d7a99" officeooo:paragraph-rsid="08f80dd3" style:font-size-asian="18pt" style:font-weight-asian="bold" style:font-size-complex="18pt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style:font-name="Liberation Serif" fo:font-size="18pt" fo:font-weight="bold" officeooo:rsid="08f80dd3" officeooo:paragraph-rsid="08f80dd3" style:font-size-asian="18pt" style:font-weight-asian="bold" style:font-size-complex="18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tyle="normal" fo:font-weight="normal" officeooo:rsid="0742128f" officeooo:paragraph-rsid="074cc7ae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00%" fo:text-align="justify" style:justify-single-word="false" fo:orphans="0" fo:widows="0"/>
      <style:text-properties fo:font-size="12pt" fo:language="es" fo:country="CO" fo:font-style="normal" fo:font-weight="normal" officeooo:rsid="0618191e" officeooo:paragraph-rsid="073669e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8faa949" officeooo:paragraph-rsid="0901dda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8faa949" officeooo:paragraph-rsid="0974a64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8faa949" officeooo:paragraph-rsid="09940852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8faa949" officeooo:paragraph-rsid="0923c00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093443" officeooo:paragraph-rsid="09093443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23c00d" officeooo:paragraph-rsid="0923c00d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3161fb" officeooo:paragraph-rsid="093161fb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0efa3c" officeooo:paragraph-rsid="0911a67a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0c6bdc" officeooo:paragraph-rsid="09585e6c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72cd5c" officeooo:paragraph-rsid="0974a649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8e98e8" officeooo:paragraph-rsid="09940852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8e98e8" officeooo:paragraph-rsid="099878e1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8e98e8" officeooo:paragraph-rsid="09ae91e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d5a61f" officeooo:paragraph-rsid="09dd62e5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rsid="0951448d" officeooo:paragraph-rsid="0951448d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9ae91e3"/>
    </style:style>
    <style:style style:name="P33" style:family="paragraph" style:parent-style-name="Heading_20_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8faa949" officeooo:paragraph-rsid="0901dda9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Heading_20_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8faa949" officeooo:paragraph-rsid="0901dda9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shadow="none">
        <style:tab-stops/>
      </style:paragraph-properties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d5a61f" officeooo:paragraph-rsid="09d974a0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loext:graphic-properties draw:fill="none"/>
      <style:paragraph-properties fo:margin-left="1.27cm" fo:margin-right="0cm" fo:margin-top="0cm" fo:margin-bottom="0cm" loext:contextual-spacing="false" fo:line-height="100%" fo:text-align="start" style:justify-single-word="false" fo:orphans="0" fo:widows="0" fo:text-indent="-1.27cm" style:auto-text-indent="false" fo:background-color="transparent" style:shadow="none">
        <style:tab-stops/>
      </style:paragraph-properties>
      <style:text-properties style:font-name="Liberation Serif" fo:font-size="12pt" fo:language="es" fo:country="CO" fo:font-weight="normal" officeooo:rsid="0618191e" officeooo:paragraph-rsid="08af4419" style:font-size-asian="12pt" style:font-weight-asian="normal" style:font-size-complex="12pt" style:font-weight-complex="normal"/>
    </style:style>
    <style:style style:name="P37" style:family="paragraph" style:parent-style-name="Text_20_body">
      <loext:graphic-properties draw:fill="none"/>
      <style:paragraph-properties fo:margin-left="1.27cm" fo:margin-right="0cm" fo:margin-top="0cm" fo:margin-bottom="0cm" loext:contextual-spacing="false" fo:line-height="100%" fo:text-align="start" style:justify-single-word="false" fo:orphans="0" fo:widows="0" fo:text-indent="-1.27cm" style:auto-text-indent="false" fo:background-color="transparent" style:shadow="none">
        <style:tab-stops/>
      </style:paragraph-properties>
      <style:text-properties style:font-name="Liberation Serif" fo:font-size="12pt" fo:language="es" fo:country="CO" fo:font-style="normal" fo:font-weight="normal" officeooo:rsid="0618191e" officeooo:paragraph-rsid="09483f39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loext:graphic-properties draw:fill="none"/>
      <style:paragraph-properties fo:margin-left="1.27cm" fo:margin-right="0cm" fo:margin-top="0cm" fo:margin-bottom="0cm" loext:contextual-spacing="false" fo:line-height="100%" fo:text-align="start" style:justify-single-word="false" fo:orphans="0" fo:widows="0" fo:text-indent="-1.27cm" style:auto-text-indent="false" fo:background-color="transparent" style:shadow="none">
        <style:tab-stops/>
      </style:paragraph-properties>
      <style:text-properties officeooo:paragraph-rsid="09483f39"/>
    </style:style>
    <style:style style:name="P39" style:family="paragraph" style:parent-style-name="Text_20_body">
      <loext:graphic-properties draw:fill="none"/>
      <style:paragraph-properties fo:margin-left="1.27cm" fo:margin-right="0cm" fo:margin-top="0cm" fo:margin-bottom="0cm" loext:contextual-spacing="false" fo:line-height="100%" fo:text-align="start" style:justify-single-word="false" fo:orphans="0" fo:widows="0" fo:text-indent="-1.27cm" style:auto-text-indent="false" fo:background-color="transparent" style:shadow="none">
        <style:tab-stops/>
      </style:paragraph-properties>
      <style:text-properties officeooo:paragraph-rsid="09c1891e"/>
    </style:style>
    <style:style style:name="P40" style:family="paragraph" style:parent-style-name="Heading_20_1">
      <loext:graphic-properties draw:fill="none"/>
      <style:paragraph-properties fo:margin-left="1.27cm" fo:margin-right="0cm" fo:margin-top="0cm" fo:margin-bottom="0cm" loext:contextual-spacing="false" fo:line-height="100%" fo:text-align="start" style:justify-single-word="false" fo:orphans="0" fo:widows="0" fo:text-indent="-1.27cm" style:auto-text-indent="false" fo:background-color="transparent" style:shadow="none">
        <style:tab-stops/>
      </style:paragraph-properties>
      <style:text-properties officeooo:rsid="0618191e" officeooo:paragraph-rsid="09d974a0"/>
    </style:style>
    <style:style style:name="P41" style:family="paragraph" style:parent-style-name="Heading_20_1" style:master-page-name="">
      <loext:graphic-properties draw:fill="none"/>
      <style:paragraph-properties fo:margin-left="1.27cm" fo:margin-right="0cm" fo:margin-top="0cm" fo:margin-bottom="0cm" loext:contextual-spacing="false" fo:line-height="100%" fo:text-align="start" style:justify-single-word="false" fo:orphans="0" fo:widows="0" fo:text-indent="-1.27cm" style:auto-text-indent="false" style:page-number="auto" fo:background-color="transparent" style:shadow="none">
        <style:tab-stops/>
      </style:paragraph-properties>
      <style:text-properties style:font-name="Liberation Serif" fo:font-size="12pt" fo:language="es" fo:country="CO" fo:font-weight="normal" officeooo:rsid="0618191e" officeooo:paragraph-rsid="09483f39" style:font-size-asian="12pt" style:font-weight-asian="normal" style:font-size-complex="12pt" style:font-weight-complex="normal"/>
    </style:style>
    <style:style style:name="P42" style:family="paragraph" style:parent-style-name="Heading_20_2">
      <style:paragraph-properties fo:text-align="center" style:justify-single-word="false" fo:break-before="page"/>
      <style:text-properties officeooo:rsid="09483f39" officeooo:paragraph-rsid="09483f39"/>
    </style:style>
    <style:style style:name="P43" style:family="paragraph" style:parent-style-name="Heading_20_2">
      <style:paragraph-properties fo:text-align="center" style:justify-single-word="false" fo:break-before="page"/>
      <style:text-properties officeooo:rsid="0976e082" officeooo:paragraph-rsid="0976e082"/>
    </style:style>
    <style:style style:name="P44" style:family="paragraph" style:parent-style-name="Footnote">
      <style:text-properties officeooo:rsid="097a0332" officeooo:paragraph-rsid="098025b7"/>
    </style:style>
    <style:style style:name="P45" style:family="paragraph" style:parent-style-name="Text_20_body">
      <style:paragraph-properties fo:text-align="start" style:justify-single-word="false"/>
      <style:text-properties officeooo:rsid="0976e082" officeooo:paragraph-rsid="0976e082"/>
    </style:style>
    <style:style style:name="P46" style:family="paragraph" style:parent-style-name="Text_20_body">
      <style:paragraph-properties fo:margin-left="1.27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d5a61f" officeooo:paragraph-rsid="09dd62e5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Text_20_body" style:list-style-name="L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9173b25"/>
    </style:style>
    <style:style style:name="P48" style:family="paragraph" style:parent-style-name="Text_20_body" style:list-style-name="L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91dcf42"/>
    </style:style>
    <style:style style:name="P49" style:family="paragraph" style:parent-style-name="Text_20_body" style:list-style-name="L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911a67a"/>
    </style:style>
    <style:style style:name="P50" style:family="paragraph" style:parent-style-name="Text_20_body" style:list-style-name="L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9556c05"/>
    </style:style>
    <style:style style:name="P51" style:family="paragraph" style:parent-style-name="Text_20_body" style:list-style-name="L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9547fe1"/>
    </style:style>
    <style:style style:name="P52" style:family="paragraph" style:parent-style-name="Text_20_body" style:list-style-name="L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9382749"/>
    </style:style>
    <style:style style:name="P53" style:family="paragraph" style:parent-style-name="Text_20_body" style:list-style-name="L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9439eb7"/>
    </style:style>
    <style:style style:name="P54" style:family="paragraph" style:parent-style-name="Text_20_body" style:list-style-name="L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0c6bdc" officeooo:paragraph-rsid="09556c05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Text_20_body" style:list-style-name="L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0c6bdc" officeooo:paragraph-rsid="09585e6c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Text_20_body" style:list-style-name="L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rsid="09447b50" officeooo:paragraph-rsid="09447b50"/>
    </style:style>
    <style:style style:name="P57" style:family="paragraph" style:parent-style-name="Text_20_body">
      <loext:graphic-properties draw:fill="none"/>
      <style:paragraph-properties fo:margin-left="1.27cm" fo:margin-right="0cm" fo:margin-top="0cm" fo:margin-bottom="0cm" loext:contextual-spacing="false" fo:line-height="100%" fo:text-align="start" style:justify-single-word="false" fo:orphans="0" fo:widows="0" fo:text-indent="-1.27cm" style:auto-text-indent="false" fo:background-color="transparent" style:shadow="none">
        <style:tab-stops/>
      </style:paragraph-properties>
      <style:text-properties style:font-name="Liberation Serif" fo:font-size="12pt" fo:language="es" fo:country="CO" fo:font-style="normal" fo:font-weight="normal" officeooo:rsid="09d974a0" officeooo:paragraph-rsid="09d974a0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Heading_20_1" style:master-page-name="">
      <loext:graphic-properties draw:fill="none"/>
      <style:paragraph-properties fo:margin-left="1.27cm" fo:margin-right="0cm" fo:margin-top="0cm" fo:margin-bottom="0cm" loext:contextual-spacing="false" fo:line-height="100%" fo:text-align="start" style:justify-single-word="false" fo:orphans="0" fo:widows="0" fo:text-indent="-1.27cm" style:auto-text-indent="false" style:page-number="auto" fo:background-color="transparent" style:shadow="none">
        <style:tab-stops/>
      </style:paragraph-properties>
      <style:text-properties style:font-name="Liberation Serif" fo:font-size="12pt" fo:language="es" fo:country="CO" fo:font-style="normal" fo:font-weight="normal" officeooo:rsid="09d974a0" officeooo:paragraph-rsid="09d974a0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5d98df"/>
    </style:style>
    <style:style style:name="T2" style:family="text">
      <style:text-properties officeooo:rsid="0827ca6a"/>
    </style:style>
    <style:style style:name="T3" style:family="text">
      <style:text-properties officeooo:rsid="0881bdee"/>
    </style:style>
    <style:style style:name="T4" style:family="text">
      <style:text-properties officeooo:rsid="08859822"/>
    </style:style>
    <style:style style:name="T5" style:family="text">
      <style:text-properties officeooo:rsid="08f80dd3"/>
    </style:style>
    <style:style style:name="T6" style:family="text">
      <style:text-properties officeooo:rsid="08f90a85"/>
    </style:style>
    <style:style style:name="T7" style:family="text">
      <style:text-properties officeooo:rsid="0901dda9"/>
    </style:style>
    <style:style style:name="T8" style:family="text">
      <style:text-properties officeooo:rsid="0906bd55"/>
    </style:style>
    <style:style style:name="T9" style:family="text">
      <style:text-properties officeooo:rsid="090aeb40"/>
    </style:style>
    <style:style style:name="T10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0c6bdc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0d4c8d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0de0e2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0efa3c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0fa856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173b25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0aeb40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199fe6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1b7ae3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1dcf42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204c9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209742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211783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382749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3a078e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3b0237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3c6ef9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3e2775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40d0db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41c97b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084a9d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44810d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44c6ab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46dad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4eb4fb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4f4833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52bce0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24c370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52c77e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585e6c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ab2fd3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abf26c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ac65fa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ae91e3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b04f9c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b1a119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b4903d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b4d86e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b63a5b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b74b78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b8b0db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baa8f2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d5a61f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variant="normal" fo:text-transform="none" fo:color="#000514" style:font-name="Liberation Serif" fo:font-size="12pt" fo:letter-spacing="normal" fo:language="en" fo:country="US" fo:font-style="normal" fo:font-weight="normal" officeooo:rsid="090fa856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officeooo:rsid="09186c28"/>
    </style:style>
    <style:style style:name="T56" style:family="text">
      <style:text-properties officeooo:rsid="0924c370"/>
    </style:style>
    <style:style style:name="T57" style:family="text">
      <style:text-properties officeooo:rsid="092f1a1b"/>
    </style:style>
    <style:style style:name="T58" style:family="text">
      <style:text-properties officeooo:rsid="09324e13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87d3117" style:font-style-asian="normal" style:font-style-complex="normal"/>
    </style:style>
    <style:style style:name="T61" style:family="text">
      <style:text-properties fo:font-style="normal" officeooo:rsid="088b0c17" style:font-name-asian="Noto Sans CJK SC Regular" style:font-style-asian="normal" style:font-name-complex="FreeSans" style:font-style-complex="normal"/>
    </style:style>
    <style:style style:name="T62" style:family="text">
      <style:text-properties fo:font-style="normal" officeooo:rsid="09483f39" style:font-name-asian="Noto Sans CJK SC Regular" style:font-style-asian="normal" style:font-name-complex="FreeSans" style:font-style-complex="normal"/>
    </style:style>
    <style:style style:name="T63" style:family="text">
      <style:text-properties fo:font-style="normal" officeooo:rsid="094cd381" style:font-name-asian="Noto Sans CJK SC Regular" style:font-style-asian="normal" style:font-name-complex="FreeSans" style:font-style-complex="normal"/>
    </style:style>
    <style:style style:name="T64" style:family="text">
      <style:text-properties fo:font-style="italic" officeooo:rsid="088b0c17" style:font-name-asian="Noto Sans CJK SC Regular" style:font-style-asian="italic" style:font-name-complex="FreeSans" style:font-style-complex="italic"/>
    </style:style>
    <style:style style:name="T65" style:family="text">
      <style:text-properties officeooo:rsid="09585e6c"/>
    </style:style>
    <style:style style:name="T66" style:family="text">
      <style:text-properties officeooo:rsid="095987e4"/>
    </style:style>
    <style:style style:name="T67" style:family="text">
      <style:text-properties fo:language="en" fo:country="US" officeooo:rsid="0906bd55"/>
    </style:style>
    <style:style style:name="T68" style:family="text">
      <style:text-properties fo:language="en" fo:country="US" officeooo:rsid="0990340a"/>
    </style:style>
    <style:style style:name="T69" style:family="text">
      <style:text-properties officeooo:rsid="09639443"/>
    </style:style>
    <style:style style:name="T70" style:family="text">
      <style:text-properties officeooo:rsid="096e57d2"/>
    </style:style>
    <style:style style:name="T71" style:family="text">
      <style:text-properties officeooo:rsid="0974a649"/>
    </style:style>
    <style:style style:name="T72" style:family="text">
      <style:text-properties officeooo:rsid="097a46ba"/>
    </style:style>
    <style:style style:name="T73" style:family="text">
      <style:text-properties officeooo:rsid="097d657e"/>
    </style:style>
    <style:style style:name="T74" style:family="text">
      <style:text-properties officeooo:rsid="098025b7"/>
    </style:style>
    <style:style style:name="T75" style:family="text">
      <style:text-properties officeooo:rsid="0990340a"/>
    </style:style>
    <style:style style:name="T76" style:family="text">
      <style:text-properties officeooo:rsid="08faa949"/>
    </style:style>
    <style:style style:name="T77" style:family="text">
      <style:text-properties style:font-name="Liberation Serif" fo:font-size="12pt" fo:language="es" fo:country="CO" fo:font-weight="normal" officeooo:rsid="0618191e" style:font-size-asian="12pt" style:font-weight-asian="normal" style:font-size-complex="12pt" style:font-weight-complex="normal"/>
    </style:style>
    <style:style style:name="T78" style:family="text">
      <style:text-properties style:font-name="Liberation Serif" fo:font-size="12pt" fo:language="es" fo:country="CO" fo:font-weight="normal" officeooo:rsid="09c1891e" style:font-size-asian="12pt" style:font-weight-asian="normal" style:font-size-complex="12pt" style:font-weight-complex="normal"/>
    </style:style>
    <style:style style:name="T79" style:family="text">
      <style:text-properties style:font-name="Liberation Serif" fo:font-size="12pt" fo:language="es" fo:country="CO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Liberation Serif" fo:font-size="12pt" fo:language="es" fo:country="CO" fo:font-style="normal" fo:font-weight="normal" officeooo:rsid="087d3117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Liberation Serif" fo:font-size="12pt" fo:language="es" fo:country="CO" fo:font-style="normal" fo:font-weight="normal" officeooo:rsid="09d974a0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Liberation Serif" fo:font-size="12pt" fo:language="es" fo:country="CO" fo:font-style="normal" fo:font-weight="normal" officeooo:rsid="09d974a0" style:font-name-asian="Noto Sans CJK SC Regular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T83" style:family="text">
      <style:text-properties style:font-name="Liberation Serif" fo:font-size="12pt" fo:language="es" fo:country="CO" fo:font-style="italic" fo:font-weight="normal" officeooo:rsid="094cd381" style:font-name-asian="Noto Sans CJK SC Regular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T84" style:family="text">
      <style:text-properties officeooo:rsid="09c32e39"/>
    </style:style>
    <style:style style:name="T85" style:family="text">
      <style:text-properties fo:font-weight="bold" officeooo:rsid="09d3333a" style:font-weight-asian="bold" style:font-weight-complex="bold"/>
    </style:style>
    <style:style style:name="T86" style:family="text">
      <style:text-properties officeooo:rsid="09d3333a"/>
    </style:style>
    <style:style style:name="T87" style:family="text">
      <style:text-properties officeooo:rsid="09dcb513"/>
    </style:style>
    <style:style style:name="T88" style:family="text">
      <style:text-properties officeooo:rsid="09e16d0e"/>
    </style:style>
    <style:style style:name="T89" style:family="text">
      <style:text-properties fo:font-size="12pt" style:font-size-asian="12pt" style:font-size-complex="12pt"/>
    </style:style>
    <style:style style:name="T90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Frame">
      <style:graphic-properties style:run-through="foreground" style:wrap="parallel" style:number-wrapped-paragraphs="no-limit" style:vertical-pos="middle" style:vertical-rel="page-content" style:horizontal-pos="center" style:horizontal-rel="page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499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space" fo:text-indent="-0.501cm" fo:margin-left="1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space" fo:text-indent="-0.499cm" fo:margin-left="0.499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99cm" fo:margin-left="0.499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width="18cm" draw:z-index="0">
        <draw:text-box fo:min-height="3.221cm">
          <text:section text:style-name="Sect1" text:name="Portada">
            <text:p text:style-name="P13">Informe sobre el</text:p>
            <text:p text:style-name="P13"><text:span text:style-name="T5">P</text:span>atrón de <text:span text:style-name="T84">los D</text:span>atos <text:span text:style-name="T5">C</text:span>ompartidos</text:p>
            <text:p text:style-name="P14">(Shared-Data Pattern)</text:p>
            <text:p text:style-name="P10"/>
            <text:p text:style-name="P10"/>
            <text:p text:style-name="P10"/>
            <text:p text:style-name="P10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2">Profesor</text:p>
            <text:p text:style-name="P7">Róbinson Coronado García</text:p>
            <text:p text:style-name="P2"/>
            <text:p text:style-name="P2"/>
            <text:p text:style-name="P1"/>
            <text:p text:style-name="P1"/>
            <text:p text:style-name="P12">Alumno<text:span text:style-name="T4">s</text:span></text:p>
            <text:p text:style-name="P3">Oscar Darío Botero Vargas</text:p>
            <text:p text:style-name="P3">C.C. 71’764,308</text:p>
            <text:p text:style-name="P3"/>
            <text:p text:style-name="P8">Kelly Stefanía Tobón Montoya</text:p>
            <text:p text:style-name="P8">C.C. 1,038,814,926 </text:p>
            <text:p text:style-name="P11"/>
            <text:p text:style-name="P11">Juan Guillrmo Hernádez Alarcón</text:p>
            <text:p text:style-name="P9">C.C. 1,0<text:span text:style-name="T3">2</text:span>8,<text:span text:style-name="T3">034</text:span>,<text:span text:style-name="T3">458</text:span> </text:p>
            <text:p text:style-name="P4"/>
            <text:p text:style-name="P4"/>
            <text:p text:style-name="P4"/>
            <text:p text:style-name="P4"/>
            <text:p text:style-name="P2">Universidad de Antioquia</text:p>
            <text:p text:style-name="P5">Curso de <text:span text:style-name="T2">Arquitectura del Software</text:span></text:p>
            <text:p text:style-name="P6">Medellín</text:p>
            <text:p text:style-name="P6"><text:span text:style-name="T6">Diciembre de </text:span>20<text:span text:style-name="T1">20</text:span></text:p>
          </text:section>
        </draw:text-box>
      </draw:frame>
      <text:p text:style-name="P15"/>
      <text:h text:style-name="P33" text:outline-level="2">El patrón de los datos compartidos <text:span text:style-name="T8">(</text:span><text:span text:style-name="T67">Shared-Data Pattern</text:span><text:span text:style-name="T8">) </text:span>intenta solucionar el problema <text:span text:style-name="T7">consistente en almacenar y manipular los datos persistentes que son accedidos por múltiples componentes independientes.</text:span></text:h>
      <text:p text:style-name="P17"/>
      <text:p text:style-name="P22">En este patrón, la interacción está dominada por el intercambio de datos persistentes entre múltiples <text:span text:style-name="T56">componentes que acceden a los datos (tanto para lectura como para escritura) y al menos un almacén con los datos compartidos.</text:span></text:p>
      <text:p text:style-name="P20"/>
      <text:p text:style-name="P30">Según el señor Nishant Sharma <text:span text:style-name="T87">(2019)</text:span>,</text:p>
      <text:p text:style-name="P46"><text:span text:style-name="T88">Este patrón [, que también se denomina </text:span><text:span text:style-name="T85">Patrón Repositorio</text:span><text:span text:style-name="T86"> (</text:span><text:span text:style-name="T85">Repository Pattern</text:span><text:span text:style-name="T86">),] consta de componentes y conectores que crean, almacenan y acceden a datos persistentes. El repositorio usualmente toma la forma de una base de datos (comercial). Los conectores son protocolos para administrar los datos, tales como el SQL.</text:span></text:p>
      <text:p text:style-name="P20"/>
      <text:p text:style-name="P21"><text:span text:style-name="T55">El </text:span>sistema <text:span text:style-name="T57">que gestiona </text:span>los datos compartidos <text:span text:style-name="T9">y persistentes:</text:span></text:p>
      <text:list xml:id="list1101921549" text:style-name="L1">
        <text:list-item>
          <text:p text:style-name="P47"><text:span text:style-name="T20">permite el </text:span><text:span text:style-name="T11">acceso a los datos (tanto en lectura como en escritura),</text:span></text:p>
        </text:list-item>
        <text:list-item>
          <text:p text:style-name="P47"><text:span text:style-name="T23">favorece </text:span><text:span text:style-name="T11">la persistencia de los datos,</text:span></text:p>
        </text:list-item>
        <text:list-item>
          <text:p text:style-name="P47"><text:span text:style-name="T18">suministra </text:span><text:span text:style-name="T21">la </text:span><text:span text:style-name="T12">administra</text:span><text:span text:style-name="T16">ción del </text:span><text:span text:style-name="T12">acceso concurrente</text:span><text:span text:style-name="T12"><text:note text:id="ftn1" text:note-class="footnote"><text:note-citation>1</text:note-citation><text:note-body><text:p text:style-name="P44">Se dice que vari<text:span text:style-name="T74">as unidades (bien sea programas de computadora, algoritmos, </text:span>procesos<text:span text:style-name="T72"> o problemas) </text:span>son concurrentes entre sí <text:span text:style-name="T73">si pueden ser ejecutadas en cualquier orden o en un orden parcial, sin que el resultado final se vea afectado. Esto permite la ejecución paralela de esas unidades concurrentes. En términos más técnicos, la concurrencia se refiere a la propiedad de un programa, algoritmo, proceso o problema, de ser descompuesto (desarmado) en componentes o unidades independientes del orden o parcialmente ordenadas.</text:span></text:p></text:note-body></text:note></text:span><text:span text:style-name="T12"> a los datos a través de la </text:span><text:span text:style-name="T19">gestión </text:span><text:span text:style-name="T12">de las transacciones,</text:span></text:p>
        </text:list-item>
        <text:list-item>
          <text:p text:style-name="P48"><text:span text:style-name="T17">provee </text:span><text:span text:style-name="T13">tolerancia a los fallos,</text:span></text:p>
        </text:list-item>
        <text:list-item>
          <text:p text:style-name="P49"><text:span text:style-name="T13">apoya el control de acceso </text:span><text:span text:style-name="T22">(a los datos) </text:span><text:span text:style-name="T13">y</text:span></text:p>
        </text:list-item>
        <text:list-item>
          <text:p text:style-name="P49"><text:span text:style-name="T14">maneja la distribución y </text:span><text:span text:style-name="T15">almacenamiento en memoria intermedia (</text:span><text:span text:style-name="T54">caching</text:span><text:span text:style-name="T15">) </text:span><text:span text:style-name="T14">de los valores de los datos.</text:span></text:p>
        </text:list-item>
      </text:list>
      <text:p text:style-name="P24"/>
      <text:p text:style-name="P31"><text:span text:style-name="T14">L</text:span><text:span text:style-name="T10">os principales elementos constituyentes de este patrón (el de los datos compartidos) son:</text:span></text:p>
      <text:list xml:id="list562391588" text:style-name="L2">
        <text:list-item>
          <text:p text:style-name="P51"><text:span text:style-name="T65">Los </text:span>componentes que acceden a los datos,</text:p>
        </text:list-item>
        <text:list-item>
          <text:p text:style-name="P51"><text:span text:style-name="T40">El a</text:span><text:span text:style-name="T37">lmacén con los datos compartidos.</text:span><text:span text:style-name="T11"> Las preocupaciones incluyen:</text:span></text:p>
        </text:list-item>
      </text:list>
      <text:list xml:id="list194717455659266" text:continue-list="list1101921549" text:style-name="L1">
        <text:list-item>
          <text:list>
            <text:list-item>
              <text:p text:style-name="P54">los tipos de datos almacenados,</text:p>
            </text:list-item>
            <text:list-item>
              <text:p text:style-name="P54">las propiedades orientadas al rendimiento de los datos,</text:p>
            </text:list-item>
            <text:list-item>
              <text:p text:style-name="P54">la distribución de datos y</text:p>
            </text:list-item>
            <text:list-item>
              <text:p text:style-name="P50"><text:span text:style-name="T11">el número </text:span><text:span text:style-name="T39">permitido </text:span><text:span text:style-name="T11">de </text:span><text:span text:style-name="T38">componentes que acceden a los datos</text:span><text:span text:style-name="T11">.</text:span></text:p>
            </text:list-item>
          </text:list>
        </text:list-item>
      </text:list>
      <text:list xml:id="list194718034650718" text:continue-list="list562391588" text:style-name="L2">
        <text:list-item>
          <text:p text:style-name="P55"><text:span text:style-name="T66">Los c</text:span>onector<text:span text:style-name="T70">es</text:span> de lectura y escritura de datos. Una elección importante aquí es si el conector es transaccional o no, así como el lenguaje de lectura / escritura, los protocolos y la semántica.</text:p>
        </text:list-item>
      </text:list>
      <text:p text:style-name="P25"/>
      <text:p text:style-name="P26">El <text:span text:style-name="T69">almacén con los datos compartidos </text:span>también debe de <text:span text:style-name="T71">ser consciente de cuales elementos de acceso a los datos están conectados a qué almacenes de datos.</text:span></text:p>
      <text:p text:style-name="P18"/>
      <text:p text:style-name="P23">Aunque la compartición <text:span text:style-name="T58">(intercambio) </text:span>de datos <text:span text:style-name="T58">es una tarea crítica para la mayoría de los sistemas grandes y complejos, hay un número de problemas potenciales asociados con este patrón, como:</text:span></text:p>
      <text:list xml:id="list2031848714" text:style-name="L3">
        <text:list-item>
          <text:p text:style-name="P52"><text:span text:style-name="T24">El almacén con los datos compartidos pu</text:span><text:span text:style-name="T25">e</text:span><text:span text:style-name="T24">de ser un cuello de botella en cuanto al desempeño </text:span><text:span text:style-name="T26">(rendimiento). </text:span><text:span text:style-name="T35">D</text:span><text:span text:style-name="T27">ebido a esto la optimización del desempeño ha sido un tema común en la investigación <text:s/>de base de datos.</text:span></text:p>
        </text:list-item>
        <text:list-item>
          <text:p text:style-name="P53"><text:span text:style-name="T24">El almacén con los datos compartidos </text:span><text:span text:style-name="T28">también </text:span><text:span text:style-name="T30">es </text:span><text:span text:style-name="T28">potencialmente un ú</text:span><text:span text:style-name="T29">nico </text:span><text:span text:style-name="T28">punto de falla</text:span><text:span text:style-name="T31">.</text:span></text:p>
        </text:list-item>
        <text:list-item>
          <text:p text:style-name="P56"><text:soft-page-break/><text:span text:style-name="T34">Además</text:span><text:span text:style-name="T10">, los productores y consumidores </text:span><text:span text:style-name="T32">de los datos compartidos pueden estar fuertemente acoplados </text:span><text:span text:style-name="T36">(estrechamente vinculados) </text:span><text:span text:style-name="T33">a través de su conocimiento de la estructura de los datos compartidos.</text:span></text:p>
        </text:list-item>
      </text:list>
      <text:p text:style-name="P17"/>
      <text:p text:style-name="P28">El patrón de los datos compartidos es útil <text:span text:style-name="T76">cuando </text:span>varios ítems de datos <text:span text:style-name="T75">son persistentes y tienen múltiples componentes que los usan (</text:span><text:span text:style-name="T68">multiple accessors</text:span><text:span text:style-name="T75">). El uso de este patrón tiene el efecto de desacoplar al productor de los datos del consumidor de los datos; por consiguiente, este patrón apoya la capacidad de hacer modificaciones, </text:span>ya que los productores no tienen conocimiento directo de los consumidores. La consolidación de los datos en una o más ubicaciones y el acceso a ellos de manera común facilita el ajuste del rendimiento.</text:p>
      <text:p text:style-name="P27"/>
      <text:p text:style-name="P27">Los análisis asociados con este patrón generalmente se centran en cualidades como la coherencia de los datos, el rendimiento, la seguridad, la privacidad, la disponibilidad, la escalabilidad y la compatibilidad con, por ejemplo, los repositorios existentes y sus datos.</text:p>
      <text:p text:style-name="P27"/>
      <text:p text:style-name="P32"><text:span text:style-name="T41">Cuando un sistema tiene más de un almacén de datos, un</text:span><text:span text:style-name="T42">a preocupación arquitectónica clave </text:span><text:span text:style-name="T43">es la proyección de los datos </text:span><text:span text:style-name="T44">y el cálculo de los datos. El uso de múltiples </text:span><text:span text:style-name="T45">almacenes pu</text:span><text:span text:style-name="T51">e</text:span><text:span text:style-name="T45">de </text:span><text:span text:style-name="T51">ocurrir </text:span><text:span text:style-name="T45">debido a que los datos están naturalmente, o históricamente, particionados en almacenes </text:span><text:span text:style-name="T52">s</text:span><text:span text:style-name="T45">eparados. En otros casos los datos puede ser replicados </text:span><text:span text:style-name="T46">sobre algunos almacenes para mejorar el desempeño o la disponibilidad </text:span><text:span text:style-name="T47">a través de la redundancia. </text:span><text:span text:style-name="T48">Tales elecciones pueden afectar fuertemente la c</text:span><text:span text:style-name="T49">u</text:span><text:span text:style-name="T48">alidades notadas </text:span><text:span text:style-name="T50">(mencionadas) </text:span><text:span text:style-name="T48">arriba.</text:span></text:p>
      <text:p text:style-name="P29"/>
      <text:p text:style-name="P27"/>
      <text:p text:style-name="P27"/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h text:style-name="P34" text:outline-level="2"/>
      <text:h text:style-name="P34" text:outline-level="2"/>
      <text:h text:style-name="P43" text:outline-level="2">Referencias</text:h>
      <text:h text:style-name="P40" text:outline-level="1"><text:span text:style-name="T53">Nishant Sharma</text:span><text:span text:style-name="T80"> (</text:span><text:span text:style-name="T82">25 de julio de 2019</text:span><text:span text:style-name="T80">)</text:span><text:span text:style-name="T79"> </text:span><text:span text:style-name="T83">Software Architectural Patterns &amp; Design Structures</text:span><text:span text:style-name="T79">. </text:span><text:span text:style-name="T81">Recuperado el viernes 11 de diciembre de 2020 desde </text:span><text:a xlink:type="simple" xlink:href="https://medium.com/ios-expert-series-or-interview-series/software-architectural-patterns-design-structures-c5692fe8affc" text:style-name="Internet_20_link" text:visited-style-name="Visited_20_Internet_20_Link"><text:span text:style-name="T90">https://medium.com/ios-expert-series-or-interview-series/software-architectural-patterns-design-structures-c5692fe8affc</text:span></text:a></text:h>
      <text:p text:style-name="P57"/>
      <text:p text:style-name="P45"/>
      <text:p text:style-name="P45"/>
      <text:h text:style-name="P42" text:outline-level="2">Bibliografía</text:h>
      <text:p text:style-name="P16"/>
      <text:h text:style-name="P41" text:outline-level="1"><text:span text:style-name="T60">Len Bass, Paul Clements y Rick Kazman (</text:span><text:span text:style-name="T62">2013</text:span><text:span text:style-name="T60">)</text:span><text:span text:style-name="T59"> </text:span><text:span text:style-name="T64">Software Architecture in Practice</text:span><text:span text:style-name="T61"> </text:span><text:span text:style-name="T63">(</text:span><text:span text:style-name="T64">Third Edition</text:span><text:span text:style-name="T63">)</text:span><text:span text:style-name="T59">. Pearson Education.</text:span></text:h>
      <text:p text:style-name="P37"/>
      <text:p text:style-name="P38"><text:span text:style-name="T77">Concurrent computing. (4 de diciembre de 2020). En Wikipedia. </text:span><text:a xlink:type="simple" xlink:href="https://en.wikipedia.org/w/index.php?title=Concurrent_computing&amp;oldid=992288651" text:style-name="Internet_20_link" text:visited-style-name="Visited_20_Internet_20_Link">https://en.wikipedia.org/w/index.php?title=Concurrent_computing&amp;oldid=992288651</text:a></text:p>
      <text:p text:style-name="P36"/>
      <text:p text:style-name="P39"><text:span text:style-name="T77">Concurrency (computer science). (</text:span><text:span text:style-name="T78">2</text:span><text:span text:style-name="T77"> de diciembre de 2020). En Wikipedia. </text:span><text:a xlink:type="simple" xlink:href="https://en.wikipedia.org/w/index.php?title=Concurrency_(computer_science)&amp;oldid=991905869" text:style-name="Internet_20_link" text:visited-style-name="Visited_20_Internet_20_Link">https://en.wikipedia.org/w/index.php?title=Concurrency_(computer_science)&amp;oldid=991905869</text:a></text:p>
      <text:p text:style-name="P36"/>
      <text:p text:style-name="P36"/>
      <text:h text:style-name="P58" text:outline-level="1"/>
      <text:p text:style-name="P36"/>
      <text:p text:style-name="P36"/>
      <text:p text:style-name="P35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 Darío Botero Vargas</meta:initial-creator>
    <meta:creation-date>2019-12-15T15:55:36.764007651</meta:creation-date>
    <dc:date>2020-12-11T19:47:16.015363380</dc:date>
    <meta:editing-duration>P4DT13H42M38S</meta:editing-duration>
    <meta:editing-cycles>2263</meta:editing-cycles>
    <meta:generator>LibreOffice/6.1.5.2$Linux_X86_64 LibreOffice_project/10$Build-2</meta:generator>
    <dc:creator>Oscar Darío Botero Vargas</dc:creator>
    <meta:document-statistic meta:table-count="0" meta:image-count="0" meta:object-count="0" meta:page-count="5" meta:paragraph-count="50" meta:word-count="821" meta:character-count="5527" meta:non-whitespace-character-count="4769"/>
  </office:meta>
</office:document-meta>
</file>